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1"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OpenSymbol" svg:font-family="Open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3" style:family="paragraph" style:parent-style-name="Header_20_right">
      <style:paragraph-properties fo:text-align="start" style:justify-single-word="false"/>
      <style:text-properties fo:font-size="6pt" style:font-size-asian="6pt" style:font-size-complex="6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cm" fo:margin-right="0cm" fo:text-indent="0cm" style:auto-text-indent="false"/>
    </style:style>
    <style:style style:name="P6" style:family="paragraph" style:parent-style-name="Signature">
      <style:paragraph-properties fo:margin-left="0cm" fo:margin-right="0cm" fo:text-indent="0cm" style:auto-text-indent="false"/>
    </style:style>
    <style:style style:name="P7" style:family="paragraph" style:parent-style-name="Signature">
      <style:paragraph-properties fo:margin-left="0cm" fo:margin-right="0cm" fo:text-indent="0cm" style:auto-text-indent="false" fo:break-before="auto" fo:break-after="auto"/>
    </style:style>
    <style:style style:name="P8" style:family="paragraph" style:parent-style-name="Date">
      <style:paragraph-properties fo:margin-left="0cm" fo:margin-right="0cm" fo:text-indent="0cm" style:auto-text-indent="false"/>
    </style:style>
    <style:style style:name="P9" style:family="paragraph" style:parent-style-name="Subject">
      <style:text-properties style:text-underline-style="none"/>
    </style:style>
    <style:style style:name="P10" style:family="paragraph" style:parent-style-name="Text_20_body" style:list-style-name="L1"/>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text-properties style:font-name="Thorndale1" fo:font-weight="normal" style:font-weight-asian="normal" style:font-weight-complex="normal"/>
    </style:style>
    <style:style style:name="P13" style:family="paragraph" style:parent-style-name="Salutation">
      <style:paragraph-properties fo:margin-left="0cm" fo:margin-right="0cm" fo:text-indent="0cm" style:auto-text-indent="false"/>
    </style:style>
    <style:style style:name="P14" style:family="paragraph" style:parent-style-name="Date" style:master-page-name="First_20_Page">
      <style:paragraph-properties style:page-number="auto"/>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N2J" text:name="PostCode"/>
        <text:user-field-decl office:value-type="string" office:string-value="3M1"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Canada Border Services Agency</text:p>
          <text:p text:style-name="Standard">Recourse Directorate</text:p>
          <text:p text:style-name="Standard">1686 Woodward Drive</text:p>
          <text:p text:style-name="Standard">Ottawa ON <text:s/>K1A 0L8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2"><text:sender-firstname>Radu</text:sender-firstname> <text:sender-lastname>Hociung</text:sender-lastname>, <text:user-field-get text:name="Street">226 Willowdale Ave</text:user-field-get>, <text:user-field-get text:name="City">Waterloo, ON, Canada</text:user-field-get>, <text:user-field-get text:name="State">3M1</text:user-field-get> <text:user-field-get text:name="PostCode">N2J</text:user-field-get></text:p>
          </text:section>
          <text:p text:style-name="P3"/>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3M1</text:user-field-get> <text:user-field-get text:name="PostCode">N2J</text:user-field-get></text:p>
            <text:p text:style-name="Header_20_right"><text:span text:style-name="T1">☎</text:span> (519) 883-8454 <text:sender-phone-work/><text:span text:style-name="T2"></text:span> <text:s/>radu.vs-cbsa-Oct21-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4"/>
            <text:p text:style-name="P4"/>
            <text:p text:style-name="P4"/>
            <text:p text:style-name="P4"/>
            <text:p text:style-name="P4"/>
            <text:p text:style-name="P4"/>
            <text:p text:style-name="P4"/>
            <text:p text:style-name="P4"/>
            <text:p text:style-name="P4">—</text:p>
            <text:p text:style-name="P4"/>
            <text:p text:style-name="P4"/>
            <text:p text:style-name="P4"/>
            <text:p text:style-name="P4"/>
            <text:p text:style-name="P4"/>
            <text:p text:style-name="P4"/>
            <text:p text:style-name="P4"/>
            <text:p text:style-name="P4"/>
          </text:section>
          <text:p text:style-name="P4"/>
        </draw:text-box>
      </draw:frame>
      <text:p text:style-name="P14"/>
      <text:p text:style-name="P8"><text:date style:data-style-name="N37" text:date-value="2015-03-17T12:10:03.21">03/17/15</text:date></text:p>
      <text:section text:style-name="Sect1" text:name="Subject Line">
        <text:p text:style-name="P9">Subject: Request for a Ministerial Decision CS – 74472 / 4273-14-0724</text:p>
      </text:section>
      <text:p text:style-name="Opening">Mr. Gagnon,</text:p>
      <text:p text:style-name="Text_20_body">Thank you for your letter dated March 9, 2015. Based on the content of this letter, it appears you have not yet reviewed the documentation that has already been provided as part of this request for ministerial decision, and that as a response, you have provided an argument based on poor reading comprehension.</text:p>
      <text:p text:style-name="Text_20_body"/>
      <text:p text:style-name="Standard"><text:span text:style-name="T4">You quoted the PCMLTFR's definition of “cash”, but you (or the “Legal Services Unit”) made an important reading comprehension error. The correct phrase, as given by the text of PCMLTFR, is “intended for circulation </text:span><text:span text:style-name="T3">in Canada”</text:span><text:span text:style-name="T4">, followed by “</text:span><text:span text:style-name="T3">or</text:span><text:span text:style-name="T4"> coins or bank notes of countries other than Canada”. In plain English, “cash”, according to PCMLTFR is:</text:span></text:p>
      <text:list xml:id="list2724845622783346473" text:style-name="L1">
        <text:list-item>
          <text:p text:style-name="P10"><text:span text:style-name="T4">Canadian coins and notes that are intended for circulation in Canada </text:span><text:span text:style-name="T3">or,</text:span></text:p>
        </text:list-item>
        <text:list-item>
          <text:p text:style-name="P11">foreign coins and bank notes.</text:p>
        </text:list-item>
      </text:list>
      <text:p text:style-name="Text_20_body"><text:span text:style-name="T4">Ie, the “intended for circulation in Canada” part applies only to currency issued under the authority of the Currency Act (ie, Canadian currency), while the “</text:span><text:span text:style-name="T3">or</text:span><text:span text:style-name="T4"> coins or bank notes of countries other than Canada” part, which you disregarded, applies to my coins.</text:span></text:p>
      <text:p text:style-name="Text_20_body"><text:span text:style-name="T4"/></text:p>
      <text:p text:style-name="Text_20_body"><text:span text:style-name="T4">Please take note of the fact that the part that applies to foreign currency </text:span><text:span text:style-name="T3">does not include any circulation requirements</text:span><text:span text:style-name="T4">.</text:span></text:p>
      <text:p text:style-name="Text_20_body"><text:span text:style-name="T4"/></text:p>
      <text:p text:style-name="Text_20_body">Your error is that you shortened the full phrase to “intended for circulation” and completely ignored the second half of the definition which deals with foreign currency. Due to this error, the remainder of your argument is nonsensical, as you imply that there exist foreign coins that are indeed “intended for circulation” in Canada, Surely you can see the fallacy in your interpretation, as other countries cannot issue currency for circulation in Canada, The other fallacy of your interpretation, is that no foreign currency can be considered “cash”, as it is not intended for circulation (in Canada, as the full definition provides). I do not believe it can be concluded that Parliament's intent is to only subject Canadian currency to the PCMLTFA, and treat all other currencies as “goods”, though this is what you effectively claim.</text:p>
      <text:p text:style-name="P12"/>
      <text:p text:style-name="P12"><text:soft-page-break/>It is my understanding that you made the representations in your letter in support of, and with the intent of obtaining from me a payment of $1606.97. Please confirm this understanding.</text:p>
      <text:p text:style-name="P5"><text:line-break/>Additionally, my coins are U.S. Legal tender, and thus “intended for circulation”. See my previous correspondence for references to the applicable U.S. Legislation. Furthermore, even the Canadian equivalent gold and silver coins are issued as under the authority of the Currency Act and “intended for circulation”, which is plainly and explicitly stated by the Finance Minister in a sworn affidavit which you will also find in my previous correspondence.</text:p>
      <text:p text:style-name="P5"><text:user-field-get text:name="Greeting">Sincerely</text:user-field-get></text:p>
      <text:p text:style-name="P6"><text:sender-firstname>Radu</text:sender-firstname> <text:sender-lastname>Hociung</text:sender-lastname></text:p>
      <text:p text:style-name="P7"><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OpenSymbol" svg:font-family="Open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5"><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2</text:page-number>/<text:page-count>2</text:page-count></text:p>
      </style:header>
      <style:footer>
        <text:p text:style-name="Footer"/>
        <text:p text:style-name="MP1"><text:page-number style:num-format="1"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13</meta:editing-cycles>
    <meta:editing-duration>PT8H1M53S</meta:editing-duration>
    <dc:title>Letter to Lawyer</dc:title>
    <meta:initial-creator>Radu Hociung</meta:initial-creator>
    <dc:date>2015-03-17T12:10:03.15</dc:date>
    <dc:creator>Radu Hociung</dc:creator>
    <meta:printed-by>Radu Hociung</meta:printed-by>
    <meta:print-date>2015-03-17T12:09:49.13</meta:print-date>
    <meta:document-statistic meta:table-count="0" meta:image-count="2" meta:object-count="0" meta:page-count="2" meta:paragraph-count="28" meta:word-count="488" meta:character-count="3019"/>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